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ru" fo:country="RU"/>
    </style:style>
    <style:style style:name="P2" style:family="paragraph" style:parent-style-name="Preformatted_20_Text">
      <style:text-properties fo:language="ru" fo:country="RU" officeooo:rsid="000ca73b" officeooo:paragraph-rsid="000ca73b"/>
    </style:style>
    <style:style style:name="P3" style:family="paragraph" style:parent-style-name="Preformatted_20_Text">
      <style:paragraph-properties fo:margin-top="0in" fo:margin-bottom="0.1965in" style:contextual-spacing="false"/>
      <style:text-properties fo:language="ru" fo:country="RU"/>
    </style:style>
    <style:style style:name="P4" style:family="paragraph" style:parent-style-name="Standard">
      <style:text-properties officeooo:rsid="000ca73b" officeooo:paragraph-rsid="000ca73b"/>
    </style:style>
    <style:style style:name="T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LC1"/>Подсказки для базовой работы с GIT</text:p>
      <text:p text:style-name="Preformatted_20_Text"><text:bookmark text:name="LC2"/></text:p>
      <text:p text:style-name="P1"><text:bookmark text:name="LC3"/>1)Клонировать репозиторий</text:p>
      <text:p text:style-name="Preformatted_20_Text"><text:bookmark text:name="LC4"/></text:p>
      <text:p text:style-name="P1"><text:bookmark text:name="LC5"/>git clone &lt;address&gt;</text:p>
      <text:p text:style-name="Preformatted_20_Text"><text:bookmark text:name="LC6"/></text:p>
      <text:p text:style-name="P1"><text:bookmark text:name="LC7"/>2)Создание ветки и переключение на неё.</text:p>
      <text:p text:style-name="Preformatted_20_Text"><text:bookmark text:name="LC8"/></text:p>
      <text:p text:style-name="P1"><text:bookmark text:name="LC9"/>Git checkout -b &lt;branch_name&gt;</text:p>
      <text:p text:style-name="Preformatted_20_Text"><text:bookmark text:name="LC10"/></text:p>
      <text:p text:style-name="P1"><text:bookmark text:name="LC11"/>Это же можно сделать в 2 команды:</text:p>
      <text:p text:style-name="Preformatted_20_Text"><text:bookmark text:name="LC12"/></text:p>
      <text:p text:style-name="P1"><text:bookmark text:name="LC13"/>Git branch &lt;branch_name&gt; &amp;&amp; git checkout &lt;branch_name&gt;)</text:p>
      <text:p text:style-name="Preformatted_20_Text"><text:bookmark text:name="LC14"/></text:p>
      <text:p text:style-name="P1"><text:bookmark text:name="LC15"/>3)Коммит кода в репозиторий. </text:p>
      <text:p text:style-name="Preformatted_20_Text"><text:bookmark text:name="LC16"/></text:p>
      <text:p text:style-name="P1"><text:bookmark text:name="LC17"/>Добавить файлы к коммиту:</text:p>
      <text:p text:style-name="P1"><text:bookmark text:name="LC18"/>Git add -A</text:p>
      <text:p text:style-name="Preformatted_20_Text"><text:bookmark text:name="LC19"/></text:p>
      <text:p text:style-name="P1"><text:bookmark text:name="LC20"/>Обозначение всего, что добавлено, к отправке в репозиторий:</text:p>
      <text:p text:style-name="P1"><text:bookmark text:name="LC21"/>Git commit</text:p>
      <text:p text:style-name="P1"><text:bookmark text:name="LC22"/>или</text:p>
      <text:p text:style-name="P1"><text:bookmark text:name="LC23"/>Git commit -m “&lt;commit message&gt;”</text:p>
      <text:p text:style-name="Preformatted_20_Text"><text:bookmark text:name="LC24"/></text:p>
      <text:p text:style-name="P1"><text:bookmark text:name="LC25"/>Отправить ветку в репозиторий:</text:p>
      <text:p text:style-name="P1"><text:bookmark text:name="LC26"/>Git push origin &lt;branch_name&gt;</text:p>
      <text:p text:style-name="Preformatted_20_Text"><text:bookmark text:name="LC27"/></text:p>
      <text:p text:style-name="P1"><text:bookmark text:name="LC28"/>В результате будет сообщение по поводу создания merge request, надо перейти по ссылке.</text:p>
      <text:p text:style-name="Preformatted_20_Text"><text:bookmark text:name="LC29"/></text:p>
      <text:p text:style-name="P1"><text:bookmark text:name="LC30"/>4)Переключение между ветками:</text:p>
      <text:p text:style-name="Preformatted_20_Text"><text:bookmark text:name="LC31"/></text:p>
      <text:p text:style-name="P1"><text:bookmark text:name="LC32"/>На предыдущую:</text:p>
      <text:p text:style-name="P1"><text:bookmark text:name="LC33"/>git checkout - </text:p>
      <text:p text:style-name="Preformatted_20_Text"><text:bookmark text:name="LC34"/></text:p>
      <text:p text:style-name="P1"><text:bookmark text:name="LC35"/>На ветку &lt;branch_name&gt;</text:p>
      <text:p text:style-name="P1"><text:bookmark text:name="LC36"/>Git checkout &lt;branch_name&gt;</text:p>
      <text:p text:style-name="Preformatted_20_Text"><text:bookmark text:name="LC37"/></text:p>
      <text:p text:style-name="P1"><text:bookmark text:name="LC38"/>5)Обновление локальных данных репозитория</text:p>
      <text:p text:style-name="Preformatted_20_Text"><text:bookmark text:name="LC39"/></text:p>
      <text:p text:style-name="P1"><text:bookmark text:name="LC40"/>Git pull</text:p>
      <text:p text:style-name="Preformatted_20_Text"><text:bookmark text:name="LC41"/></text:p>
      <text:p text:style-name="P1"><text:bookmark text:name="LC42"/>6)Удаление ветки:</text:p>
      <text:p text:style-name="Preformatted_20_Text"><text:bookmark text:name="LC43"/></text:p>
      <text:p text:style-name="P1"><text:bookmark text:name="LC44"/>Git branch -D &lt;branch_name&gt;</text:p>
      <text:p text:style-name="Preformatted_20_Text"><text:bookmark text:name="LC45"/></text:p>
      <text:p text:style-name="P1"><text:bookmark text:name="LC46"/>7)Последовательность rebase</text:p>
      <text:p text:style-name="Preformatted_20_Text"><text:bookmark text:name="LC47"/></text:p>
      <text:p text:style-name="P1"><text:bookmark text:name="LC48"/>Git checkout main</text:p>
      <text:p text:style-name="Preformatted_20_Text"><text:bookmark text:name="LC49"/></text:p>
      <text:p text:style-name="P1"><text:bookmark text:name="LC50"/>Git pull</text:p>
      <text:p text:style-name="Preformatted_20_Text"><text:bookmark text:name="LC51"/></text:p>
      <text:p text:style-name="P1"><text:bookmark text:name="LC52"/>Git checkout &lt;branch_name&gt;</text:p>
      <text:p text:style-name="Preformatted_20_Text"><text:bookmark text:name="LC53"/></text:p>
      <text:p text:style-name="P1"><text:bookmark text:name="LC54"/>Git rebase master &lt;branch_name&gt;</text:p>
      <text:p text:style-name="Preformatted_20_Text"><text:bookmark text:name="LC55"/></text:p>
      <text:p text:style-name="P1"><text:bookmark text:name="LC56"/>git status</text:p>
      <text:p text:style-name="Preformatted_20_Text"><text:bookmark text:name="LC57"/></text:p>
      <text:p text:style-name="P1"><text:bookmark text:name="LC58"/>edit &lt;filename&gt;</text:p>
      <text:p text:style-name="Preformatted_20_Text"><text:bookmark text:name="LC59"/></text:p>
      <text:p text:style-name="P1"><text:bookmark text:name="LC60"/>git add &lt;filename&gt;</text:p>
      <text:p text:style-name="Preformatted_20_Text"><text:bookmark text:name="LC61"/></text:p>
      <text:p text:style-name="P1"><text:bookmark text:name="LC62"/>git rebase --continue (повторить от git status до момента, когда все коммиты будут ребазированы)</text:p>
      <text:p text:style-name="Preformatted_20_Text"><text:bookmark text:name="LC63"/><text:soft-page-break/></text:p>
      <text:p text:style-name="P1"><text:bookmark text:name="LC64"/>Git pull origin &lt;branch_name&gt;</text:p>
      <text:p text:style-name="Preformatted_20_Text"><text:bookmark text:name="LC65"/></text:p>
      <text:p text:style-name="P1"><text:bookmark text:name="LC66"/>(здесь возможные конфликты merge; надо так же - git status, edit, git commit)</text:p>
      <text:p text:style-name="Preformatted_20_Text"><text:bookmark text:name="LC67"/></text:p>
      <text:p text:style-name="P1"><text:bookmark text:name="LC68"/>git push origin &lt;branch_name&gt;</text:p>
      <text:p text:style-name="Preformatted_20_Text"><text:bookmark text:name="LC69"/></text:p>
      <text:p text:style-name="P1"><text:bookmark text:name="LC70"/>NB! Don't forget this config: git config pull.rebase false</text:p>
      <text:p text:style-name="P1"><text:bookmark text:name="LC71"/>That configures git to MERGE remote &lt;branch_name&gt;.</text:p>
      <text:p text:style-name="P1"><text:bookmark text:name="LC72"/>Otherwise you'll be stuck in a recurse rebase.</text:p>
      <text:p text:style-name="Preformatted_20_Text"><text:bookmark text:name="LC73"/></text:p>
      <text:p text:style-name="P1"><text:bookmark text:name="LC74"/>Detailed can be found here:</text:p>
      <text:p text:style-name="P1"><text:bookmark text:name="LC75"/>https://proglib.io/p/git-cheatsheet</text:p>
      <text:p text:style-name="Preformatted_20_Text"><text:bookmark text:name="LC76"/></text:p>
      <text:p text:style-name="P1"><text:bookmark text:name="LC77"/>Note that default editor is VIM, so (in case you’re not used to it) use following key combos editing commit message:</text:p>
      <text:p text:style-name="Preformatted_20_Text"><text:bookmark text:name="LC78"/></text:p>
      <text:p text:style-name="Preformatted_20_Text"><text:bookmark text:name="LC79"/>“<text:span text:style-name="T1">a” to switch to edit mode</text:span></text:p>
      <text:p text:style-name="Preformatted_20_Text"><text:bookmark text:name="LC80"/></text:p>
      <text:p text:style-name="P1"><text:bookmark text:name="LC81"/>Escape exit edit mode</text:p>
      <text:p text:style-name="Preformatted_20_Text"><text:bookmark text:name="LC82"/>“<text:span text:style-name="T1">Shift + z + z” to save your changes</text:span></text:p>
      <text:p text:style-name="Preformatted_20_Text"><text:bookmark text:name="LC83"/></text:p>
      <text:p text:style-name="Preformatted_20_Text"><text:bookmark text:name="LC84"/>“<text:span text:style-name="T1">Shift + z + q” to cancel changes.</text:span></text:p>
      <text:p text:style-name="Preformatted_20_Text"><text:bookmark text:name="LC85"/></text:p>
      <text:p text:style-name="Preformatted_20_Text"><text:bookmark text:name="LC86"/></text:p>
      <text:p text:style-name="Preformatted_20_Text"><text:bookmark text:name="LC87"/></text:p>
      <text:p text:style-name="P1"><text:bookmark text:name="LC88"/>Чтобы в bash отображалась ветка и была цветной, надо в ~/.bashrc поправить строчки</text:p>
      <text:p text:style-name="Preformatted_20_Text"><text:bookmark text:name="LC89"/></text:p>
      <text:p text:style-name="P1"><text:bookmark text:name="LC90"/>#if [ "$color_prompt" = yes ]; then</text:p>
      <text:p text:style-name="P1"><text:bookmark text:name="LC91"/># <text:s text:c="3"/>PS1='${debian_chroot:+($debian_chroot)}\[\033[01;32m\]\u@\h\[\033[00m\]:\[\033[01;34m\]\w\[\033[00m\]\$ '</text:p>
      <text:p text:style-name="P1"><text:bookmark text:name="LC92"/>#else</text:p>
      <text:p text:style-name="P1"><text:bookmark text:name="LC93"/># <text:s text:c="3"/>PS1='${debian_chroot:+($debian_chroot)}\u@\h:\w\$ '</text:p>
      <text:p text:style-name="P1"><text:bookmark text:name="LC94"/>#fi</text:p>
      <text:p text:style-name="P1"><text:bookmark text:name="LC95"/>#unset color_prompt force_color_prompt</text:p>
      <text:p text:style-name="Preformatted_20_Text"><text:bookmark text:name="LC96"/></text:p>
      <text:p text:style-name="P1"><text:bookmark text:name="LC97"/>Их закомментить, и на их место поставить:</text:p>
      <text:p text:style-name="Preformatted_20_Text"><text:bookmark text:name="LC98"/></text:p>
      <text:p text:style-name="P1"><text:bookmark text:name="LC99"/># Show git branch name</text:p>
      <text:p text:style-name="P1"><text:bookmark text:name="LC100"/>force_color_prompt=yes</text:p>
      <text:p text:style-name="P1"><text:bookmark text:name="LC101"/>color_prompt=yes</text:p>
      <text:p text:style-name="P1"><text:bookmark text:name="LC102"/>parse_git_branch() {</text:p>
      <text:p text:style-name="Preformatted_20_Text"><text:bookmark text:name="LC103"/><text:s/><text:span text:style-name="T1">git branch 2&gt; /dev/null | sed -e '/^[^*]/d' -e 's/* \(.*\)/(\1)/'</text:span></text:p>
      <text:p text:style-name="P1"><text:bookmark text:name="LC104"/>}</text:p>
      <text:p text:style-name="P1"><text:bookmark text:name="LC105"/>if [ "$color_prompt" = yes ]; then</text:p>
      <text:p text:style-name="Preformatted_20_Text"><text:bookmark text:name="LC106"/><text:s/><text:span text:style-name="T1">PS1='${debian_chroot:+($debian_chroot)}\[\033[01;32m\]\u@\h\[\033[00m\]:\[\033[01;34m\]\w\[\033[01;31m\]$(parse_git_branch)\[\033[00m\]\$ '</text:span></text:p>
      <text:p text:style-name="P1"><text:bookmark text:name="LC107"/>else</text:p>
      <text:p text:style-name="Preformatted_20_Text"><text:bookmark text:name="LC108"/><text:s/><text:span text:style-name="T1">PS1='${debian_chroot:+($debian_chroot)}\u@\h:\w$(parse_git_branch)\$ '</text:span></text:p>
      <text:p text:style-name="P1"><text:bookmark text:name="LC109"/>fi</text:p>
      <text:p text:style-name="P1"><text:bookmark text:name="LC110"/>unset color_prompt force_color_prompt</text:p>
      <text:p text:style-name="Preformatted_20_Text"><text:bookmark text:name="LC111"/></text:p>
      <text:p text:style-name="P1"><text:bookmark text:name="LC112"/>И перечитать .bashrc:</text:p>
      <text:p text:style-name="Preformatted_20_Text"><text:bookmark text:name="LC113"/></text:p>
      <text:p text:style-name="P3"><text:bookmark text:name="LC114"/>$ source ~/.bashrc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07:59:43.068643337</meta:creation-date>
    <dc:date>2024-06-26T08:04:02.841635291</dc:date>
    <meta:editing-duration>PT4M2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70" meta:word-count="325" meta:character-count="2422" meta:non-whitespace-character-count="2157"/>
  </office:meta>
</office:document-meta>
</file>